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087d5" officeooo:paragraph-rsid="001087d5"/>
    </style:style>
    <style:style style:name="P2" style:family="paragraph" style:parent-style-name="Standard">
      <style:text-properties officeooo:rsid="0010b528" officeooo:paragraph-rsid="0010b52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Ravishankar</text:p>
      <text:p text:style-name="Standard"/>
      <text:p text:style-name="Standard"/>
      <text:p text:style-name="P1">addition</text:p>
      <text:p text:style-name="Standard">value of a is </text:p>
      <text:p text:style-name="Standard">50</text:p>
      <text:p text:style-name="Standard">value of b is</text:p>
      <text:p text:style-name="Standard">200</text:p>
      <text:p text:style-name="Standard">value of c is</text:p>
      <text:p text:style-name="Standard">250</text:p>
      <text:p text:style-name="Standard"/>
      <text:p text:style-name="P1">subraction </text:p>
      <text:p text:style-name="P1">200 50 25 value is <text:s/>125</text:p>
      <text:p text:style-name="P1"/>
      <text:p text:style-name="P1">sub</text:p>
      <text:p text:style-name="P1">the value of a is </text:p>
      <text:p text:style-name="P1">200</text:p>
      <text:p text:style-name="P1">the value of b is</text:p>
      <text:p text:style-name="P1">50</text:p>
      <text:p text:style-name="P1">the value of c is</text:p>
      <text:p text:style-name="P1">25</text:p>
      <text:p text:style-name="P1">the value of d is 125</text:p>
      <text:p text:style-name="P1"/>
      <text:p text:style-name="P1">mathoperation</text:p>
      <text:p text:style-name="P1">the value of a is <text:s/>200</text:p>
      <text:p text:style-name="P1">the value of b is 50</text:p>
      <text:p text:style-name="P1">the addition of 200 50 is 250</text:p>
      <text:p text:style-name="P1">the value of a is 200</text:p>
      <text:p text:style-name="P1">the value of b is 50</text:p>
      <text:p text:style-name="P1">the subtraction of 200 50 is 150</text:p>
      <text:p text:style-name="P1">the value of a is 200</text:p>
      <text:p text:style-name="P1">the value of b is 50</text:p>
      <text:p text:style-name="P1">the mulltiplication of 200 50 is 10000</text:p>
      <text:p text:style-name="P1">the value of a is <text:s/>200</text:p>
      <text:p text:style-name="P1">the value of b is <text:s/>50</text:p>
      <text:p text:style-name="P1">the division of 200 50 is 4.0</text:p>
      <text:p text:style-name="P1">the value of a is 200</text:p>
      <text:p text:style-name="P1">the value of b is 50</text:p>
      <text:p text:style-name="P1">the modulo of 200 50 is 0</text:p>
      <text:p text:style-name="P1"/>
      <text:p text:style-name="P1">college</text:p>
      <text:p text:style-name="P1">cmru university is one of the good university in banglore which has a huge campus with good infrastructure and a better maintance and a great university for enggineering </text:p>
      <text:p text:style-name="P1"/>
      <text:p text:style-name="P1"/>
      <text:p text:style-name="P1">first.py</text:p>
      <text:p text:style-name="P1">enter a number : 566</text:p>
      <text:p text:style-name="P1">enter another number :55</text:p>
      <text:p text:style-name="P1">566 + 55 = 621</text:p>
      <text:p text:style-name="P1">566 - 55 = 511</text:p>
      <text:p text:style-name="P1">566 * 55 = 31130</text:p>
      <text:p text:style-name="P1">566 / 55 = 10.290909090909091</text:p>
      <text:p text:style-name="P1">566 % 55 = 16</text:p>
      <text:p text:style-name="P1">566 // 55 = 10</text:p>
      <text:p text:style-name="P1">566 ** 55 = 25404094252253354801649866352052594202652780281959215892436272739453207598885607364520269757650979273660421548400342561032352999210757942402209940504576</text:p>
      <text:p text:style-name="P1"><text:soft-page-break/>greater</text:p>
      <text:p text:style-name="P1">enter the value of a 55</text:p>
      <text:p text:style-name="P1">enter the value of b 44</text:p>
      <text:p text:style-name="P1">A is greater than B </text:p>
      <text:p text:style-name="P1"/>
      <text:p text:style-name="P1">nocomments</text:p>
      <text:p text:style-name="P1">the value of a is 78</text:p>
      <text:p text:style-name="P1">the value of b is 56</text:p>
      <text:p text:style-name="P1">B is lesser than A</text:p>
      <text:p text:style-name="Standard"/>
      <text:p text:style-name="P1">marks</text:p>
      <text:p text:style-name="P1">enter the value of a :78</text:p>
      <text:p text:style-name="P1">B grade</text:p>
      <text:p text:style-name="P1"/>
      <text:p text:style-name="P2">tables</text:p>
      <text:p text:style-name="P2">1</text:p>
      <text:p text:style-name="P2">2</text:p>
      <text:p text:style-name="P2">3</text:p>
      <text:p text:style-name="P2">4</text:p>
      <text:p text:style-name="P2">5</text:p>
      <text:p text:style-name="P2">6</text:p>
      <text:p text:style-name="P2">7</text:p>
      <text:p text:style-name="P2">8</text:p>
      <text:p text:style-name="P2">9</text:p>
      <text:p text:style-name="P2">10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6T13:33:06.863843910</meta:creation-date>
    <dc:date>2018-09-26T13:44:37.395427582</dc:date>
    <meta:editing-duration>PT1M10S</meta:editing-duration>
    <meta:editing-cycles>1</meta:editing-cycles>
    <meta:document-statistic meta:table-count="0" meta:image-count="0" meta:object-count="0" meta:page-count="2" meta:paragraph-count="68" meta:word-count="275" meta:character-count="1245" meta:non-whitespace-character-count="1029"/>
    <meta:generator>LibreOffice/6.0.3.2$Linux_X86_64 LibreOffice_project/00m0$Build-2</meta:generator>
  </office:meta>
</office:document-meta>
</file>